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2" table:style-name="ta1">
        <table:shapes>
          <draw:frame draw:z-index="0" draw:style-name="gr1" draw:text-style-name="P1" svg:width="618.09pt" svg:height="377.23pt" svg:x="164.66pt" svg:y="0pt">
            <draw:object draw:notify-on-update-of-ranges="data2.A1:data2.A17 data2.B1:data2.B17 data2.A17:data2.A17 data2.B17:data2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21" calcext:value-type="float">
            <text:p>92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34" calcext:value-type="float">
            <text:p>173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78" calcext:value-type="float">
            <text:p>2178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59" calcext:value-type="float">
            <text:p>1859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01" calcext:value-type="float">
            <text:p>140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55" calcext:value-type="float">
            <text:p>855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SUM([.B1:.B18])" office:value-type="float" office:value="10000" calcext:value-type="float">
            <text:p>10000</text:p>
          </table:table-cell>
          <table:table-cell table:number-columns-repeated="7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ode range:</text:p>
          </table:table-cell>
          <table:table-cell table:number-columns-repeated="2"/>
          <table:table-cell office:value-type="string" calcext:value-type="string">
            <text:p>actual node cou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eight 20</text:p>
          </table:table-cell>
          <table:table-cell table:formula="of:=2^20" office:value-type="float" office:value="1048576" calcext:value-type="float">
            <text:p>1048576</text:p>
          </table:table-cell>
          <table:table-cell/>
          <table:table-cell office:value-type="float" office:value="1516" calcext:value-type="float">
            <text:p>15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eight 38</text:p>
          </table:table-cell>
          <table:table-cell table:formula="of:=2^38" office:value-type="float" office:value="274877906944" calcext:value-type="float">
            <text:p>27487790694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minimum height</text:p>
          </table:table-cell>
          <table:table-cell/>
          <table:table-cell office:value-type="string" calcext:value-type="string">
            <text:p>maximum height</text:p>
          </table:table-cell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/>
          <table:table-cell office:value-type="float" office:value="1516" calcext:value-type="float">
            <text:p>15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8T00:09:05.607541296</dc:date>
    <meta:editing-duration>PT28S</meta:editing-duration>
    <meta:editing-cycles>1</meta:editing-cycles>
    <meta:document-statistic meta:table-count="1" meta:cell-count="46" meta:object-count="1"/>
    <meta:generator>LibreOffice/6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806cm" svg:height="13.309cm" xlink:href=".." xlink:type="simple" chart:class="chart:bar" chart:style-name="ch1">
        <chart:title svg:x="18.552cm" svg:y="1.145cm" chart:style-name="ch2">
          <text:p>10000 runs</text:p>
        </chart:title>
        <chart:legend chart:legend-position="end" svg:x="18.954cm" svg:y="6.106cm" style:legend-expansion="high" chart:style-name="ch3"/>
        <chart:plot-area chart:style-name="ch4" table:cell-range-address="data2.A1:data2.B17" chart:data-source-has-labels="both" svg:x="0.983cm" svg:y="0.32cm" svg:width="16.686cm" svg:height="12.371cm">
          <chartooo:coordinate-region svg:x="1.975cm" svg:y="0.519cm" svg:width="15.694cm" svg:height="11.525cm"/>
          <chart:axis chart:dimension="x" chart:name="primary-x" chart:style-name="ch5" chartooo:axis-type="auto">
            <chartooo:date-scale/>
            <chart:title svg:x="8.356cm" svg:y="12.627cm" chart:style-name="ch6">
              <text:p>tree height</text:p>
            </chart:title>
            <chart:categories table:cell-range-address="data2.A1:data2.A17"/>
          </chart:axis>
          <chart:axis chart:dimension="y" chart:name="primary-y" chart:style-name="ch7">
            <chart:title svg:x="0cm" svg:y="7.735cm" chart:style-name="ch8">
              <text:p>frequency</text:p>
            </chart:title>
            <chart:grid chart:style-name="ch9" chart:class="major"/>
          </chart:axis>
          <chart:series chart:style-name="ch10" chart:values-cell-range-address="data2.B1:data2.B17" chart:class="chart:bar">
            <chart:data-point chart:repeated="17"/>
          </chart:series>
          <chart:series chart:style-name="ch11" chart:values-cell-range-address="data2.B17:data2.B17" chart:label-cell-address="data2.A17:data2.A17" chart:class="chart:line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8</text:p>
                <draw:g>
                  <svg:desc>data2.A17:data2.A17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data2.A1:data2.A17</svg:desc>
                </draw:g>
              </table:table-cell>
              <table:table-cell office:value-type="float" office:value="19">
                <text:p>19</text:p>
                <draw:g>
                  <svg:desc>data2.B1:data2.B17</svg:desc>
                </draw:g>
              </table:table-cell>
              <table:table-cell office:value-type="float" office:value="1">
                <text:p>1</text:p>
                <draw:g>
                  <svg:desc>data2.B17:data2.B17</svg:desc>
                </draw:g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21">
                <text:p>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178">
                <text:p>2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859">
                <text:p>1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401">
                <text:p>1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